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-outline1">
      <style:graphic-properties fo:min-height="5.558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宇宙空間の99%で通用するレンダラ</text:p>
          </draw:text-box>
        </draw:frame>
        <draw:frame presentation:style-name="pr2" draw:layer="layout" svg:width="25.199cm" svg:height="12.179cm" svg:x="1.4cm" svg:y="4.914cm" presentation:class="subtitle">
          <draw:text-box>
            <text:p>光線追跡法の欺瞞を打破せよ</text:p>
            <text:p>今回もレイトレしてません</text:p>
            <text:p/>
            <text:p>By tomohi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4">
        <draw:frame presentation:style-name="pr4" draw:layer="layout" svg:width="25.199cm" svg:height="3.506cm" svg:x="1.4cm" svg:y="0.837cm" presentation:class="title">
          <draw:text-box>
            <text:p>仕組み</text:p>
          </draw:text-box>
        </draw:frame>
        <draw:frame presentation:style-name="pr5" draw:layer="layout" svg:width="25.199cm" svg:height="5.808cm" svg:x="1.4cm" svg:y="4.914cm" presentation:class="outline" presentation:user-transformed="true">
          <draw:text-box>
            <text:list text:style-name="L3">
              <text:list-item>
                <text:p>glUseProgram(particle_program);</text:p>
              </text:list-item>
              <text:list-item>
                <text:p>glDrawArrays(GL_POINTS, 0, num_particles);</text:p>
              </text:list-item>
              <text:list-item>
                <text:p>Vertex Shaderで恒星の位置, 半径, 色を決める</text:p>
              </text:list-item>
              <text:list-item>
                <text:p>Fragment Shaderでカメラに入射する光の強さを計算</text:p>
              </text:list-item>
            </text:list>
          </draw:text-box>
        </draw:frame>
        <draw:frame presentation:style-name="pr6" draw:layer="layout" svg:width="25.199cm" svg:height="5.808cm" svg:x="1.4cm" svg:y="13.592cm" presentation:class="outline" presentation:user-transformed="true">
          <draw:text-box>
            <text:list text:style-name="L3">
              <text:list-item>
                <text:p>GPUで計算しているので7680x4320の画像を数秒で出力できる</text:p>
              </text:list-item>
              <text:list-item>
                <text:p>この画像をちゃんと表示するにはN○Kのテレビが必要だ</text:p>
              </text:list-item>
              <text:list-item>
                <text:p>レイトレでこんな絵を高速にだせるの?</text:p>
              </text:list-item>
            </text:list>
          </draw:text-box>
        </draw:frame>
        <draw:frame presentation:style-name="pr4" draw:layer="layout" svg:width="25.199cm" svg:height="3.506cm" svg:x="1.2cm" svg:y="10.6cm" presentation:class="title" presentation:user-transformed="true">
          <draw:text-box>
            <text:p>見どころハイライト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">
        <draw:frame presentation:style-name="pr1" draw:layer="layout" svg:width="25.199cm" svg:height="3.506cm" svg:x="1.4cm" svg:y="0.837cm" presentation:class="title">
          <draw:text-box>
            <text:p>Vertex Shaderがあればなんでもでき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宇宙空間座標からクリップ座標への変換</text:p>
              </text:list-item>
              <text:list-item>
                <text:p>恒星の位置生成</text:p>
              </text:list-item>
              <text:list-item>
                <text:p>粒子の運動シミュレーション(雇用の欺瞞)</text:p>
              </text:list-item>
              <text:list-item>
                <text:p>音楽生成(雇用の欺瞞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6T01:56:22.47</meta:creation-date>
    <dc:date>2014-09-06T02:17:18.25</dc:date>
    <meta:editing-duration>PT4M15S</meta:editing-duration>
    <meta:editing-cycles>1</meta:editing-cycles>
    <meta:document-statistic meta:object-count="35"/>
    <meta:generator>LibreOffice/4.0.5.2$Windows_x86 LibreOffice_project/5464147a081647a250913f19c0715bca595af2f</meta:generator>
  </office:meta>
</office:document-meta>
</file>